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Formula-9/content.xml" manifest:media-type="application/xml"/>
  <manifest:file-entry manifest:full-path="Formula-9/" manifest:version="1.2" manifest:media-type="application/vnd.oasis.opendocument.formula"/>
  <manifest:file-entry manifest:full-path="styles.xml" manifest:media-type="text/xml"/>
  <manifest:file-entry manifest:full-path="Formula-8/content.xml" manifest:media-type="application/xml"/>
  <manifest:file-entry manifest:full-path="Formula-8/" manifest:version="1.2" manifest:media-type="application/vnd.oasis.opendocument.formula"/>
  <manifest:file-entry manifest:full-path="meta.xml" manifest:media-type="text/xml"/>
  <manifest:file-entry manifest:full-path="Formula-2/content.xml" manifest:media-type="application/xml"/>
  <manifest:file-entry manifest:full-path="Formula-2/" manifest:version="1.2" manifest:media-type="application/vnd.oasis.opendocument.formula"/>
  <manifest:file-entry manifest:full-path="Configurations2/accelerator/current.xml" manifest:media-type="application/xml"/>
  <manifest:file-entry manifest:full-path="Configurations2/" manifest:media-type="application/vnd.sun.xml.ui.configuration"/>
  <manifest:file-entry manifest:full-path="Formula-3/content.xml" manifest:media-type="application/xml"/>
  <manifest:file-entry manifest:full-path="Formula-3/" manifest:version="1.2" manifest:media-type="application/vnd.oasis.opendocument.formula"/>
  <manifest:file-entry manifest:full-path="Formula-10/content.xml" manifest:media-type="application/xml"/>
  <manifest:file-entry manifest:full-path="Formula-10/" manifest:version="1.2" manifest:media-type="application/vnd.oasis.opendocument.formula"/>
  <manifest:file-entry manifest:full-path="Formula-1/content.xml" manifest:media-type="application/xml"/>
  <manifest:file-entry manifest:full-path="Formula-1/" manifest:version="1.2" manifest:media-type="application/vnd.oasis.opendocument.formula"/>
  <manifest:file-entry manifest:full-path="ObjectReplacements/Formula-9" manifest:media-type="application/x-openoffice-gdimetafile;windows_formatname=&quot;GDIMetaFile&quot;"/>
  <manifest:file-entry manifest:full-path="ObjectReplacements/Formula-1" manifest:media-type="application/x-openoffice-gdimetafile;windows_formatname=&quot;GDIMetaFile&quot;"/>
  <manifest:file-entry manifest:full-path="ObjectReplacements/Formula-10" manifest:media-type="application/x-openoffice-gdimetafile;windows_formatname=&quot;GDIMetaFile&quot;"/>
  <manifest:file-entry manifest:full-path="ObjectReplacements/Formula-2" manifest:media-type="application/x-openoffice-gdimetafile;windows_formatname=&quot;GDIMetaFile&quot;"/>
  <manifest:file-entry manifest:full-path="ObjectReplacements/Formula-3" manifest:media-type="application/x-openoffice-gdimetafile;windows_formatname=&quot;GDIMetaFile&quot;"/>
  <manifest:file-entry manifest:full-path="ObjectReplacements/Formula-0" manifest:media-type="application/x-openoffice-gdimetafile;windows_formatname=&quot;GDIMetaFile&quot;"/>
  <manifest:file-entry manifest:full-path="ObjectReplacements/Formula-4" manifest:media-type="application/x-openoffice-gdimetafile;windows_formatname=&quot;GDIMetaFile&quot;"/>
  <manifest:file-entry manifest:full-path="ObjectReplacements/Formula-5" manifest:media-type="application/x-openoffice-gdimetafile;windows_formatname=&quot;GDIMetaFile&quot;"/>
  <manifest:file-entry manifest:full-path="ObjectReplacements/Formula-6" manifest:media-type="application/x-openoffice-gdimetafile;windows_formatname=&quot;GDIMetaFile&quot;"/>
  <manifest:file-entry manifest:full-path="ObjectReplacements/Formula-7" manifest:media-type="application/x-openoffice-gdimetafile;windows_formatname=&quot;GDIMetaFile&quot;"/>
  <manifest:file-entry manifest:full-path="ObjectReplacements/Formula-8" manifest:media-type="application/x-openoffice-gdimetafile;windows_formatname=&quot;GDIMetaFile&quot;"/>
  <manifest:file-entry manifest:full-path="layout-cache" manifest:media-type="application/binary"/>
  <manifest:file-entry manifest:full-path="Formula-6/content.xml" manifest:media-type="application/xml"/>
  <manifest:file-entry manifest:full-path="Formula-6/" manifest:version="1.2" manifest:media-type="application/vnd.oasis.opendocument.formula"/>
  <manifest:file-entry manifest:full-path="Formula-0/content.xml" manifest:media-type="application/xml"/>
  <manifest:file-entry manifest:full-path="Formula-0/" manifest:version="1.2" manifest:media-type="application/vnd.oasis.opendocument.formula"/>
  <manifest:file-entry manifest:full-path="Formula-4/content.xml" manifest:media-type="application/xml"/>
  <manifest:file-entry manifest:full-path="Formula-4/" manifest:version="1.2" manifest:media-type="application/vnd.oasis.opendocument.formula"/>
  <manifest:file-entry manifest:full-path="Formula-5/content.xml" manifest:media-type="application/xml"/>
  <manifest:file-entry manifest:full-path="Formula-5/" manifest:version="1.2" manifest:media-type="application/vnd.oasis.opendocument.formula"/>
  <manifest:file-entry manifest:full-path="settings.xml" manifest:media-type="text/xml"/>
  <manifest:file-entry manifest:full-path="Formula-7/content.xml" manifest:media-type="application/xml"/>
  <manifest:file-entry manifest:full-path="Formula-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1">
      <style:text-properties officeooo:rsid="001a6e3f" officeooo:paragraph-rsid="001a6e3f"/>
    </style:style>
    <style:style style:name="P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OLE">
      <style:graphic-properties style:vertical-pos="top" style:vertical-rel="baselin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ewiring food webs via trophic rewilding</text:p>
      <text:p text:style-name="Text_20_body">Emilio Berti<draw:frame draw:style-name="fr1" draw:name="1" text:anchor-type="as-char" svg:width="1.448cm" svg:height="0.688cm" draw:z-index="0"><draw:object xlink:href="./Formula-0" xlink:type="simple" xlink:show="embed" xlink:actuate="onLoad"/><draw:image xlink:href="./ObjectReplacements/Formula-0" xlink:type="simple" xlink:show="embed" xlink:actuate="onLoad"/></draw:frame>, Scott Jarvie<draw:frame draw:style-name="fr1" draw:name="2" text:anchor-type="as-char" svg:width="0.614cm" svg:height="0.28cm" draw:z-index="1"><draw:object xlink:href="./Formula-1" xlink:type="simple" xlink:show="embed" xlink:actuate="onLoad"/><draw:image xlink:href="./ObjectReplacements/Formula-1" xlink:type="simple" xlink:show="embed" xlink:actuate="onLoad"/></draw:frame>, and Jens-Christian Svenning<draw:frame draw:style-name="fr1" draw:name="3" text:anchor-type="as-char" svg:width="0.614cm" svg:height="0.28cm" draw:z-index="2"><draw:object xlink:href="./Formula-2" xlink:type="simple" xlink:show="embed" xlink:actuate="onLoad"/><draw:image xlink:href="./ObjectReplacements/Formula-2" xlink:type="simple" xlink:show="embed" xlink:actuate="onLoad"/></draw:frame></text:p>
      <text:p text:style-name="Text_20_body"><draw:frame draw:style-name="fr1" draw:name="4" text:anchor-type="as-char" svg:width="0.351cm" svg:height="0.28cm" draw:z-index="3"><draw:object xlink:href="./Formula-3" xlink:type="simple" xlink:show="embed" xlink:actuate="onLoad"/><draw:image xlink:href="./ObjectReplacements/Formula-3" xlink:type="simple" xlink:show="embed" xlink:actuate="onLoad"/></draw:frame> Section for Ecoinformatics and Biodiversity, Department of Bioscience, Aarhus University, Ny Munkegade 114, DK-8000 Aarhus C, Denmark.</text:p>
      <text:p text:style-name="Text_20_body"><draw:frame draw:style-name="fr1" draw:name="5" text:anchor-type="as-char" svg:width="0.367cm" svg:height="0.28cm" draw:z-index="4"><draw:object xlink:href="./Formula-4" xlink:type="simple" xlink:show="embed" xlink:actuate="onLoad"/><draw:image xlink:href="./ObjectReplacements/Formula-4" xlink:type="simple" xlink:show="embed" xlink:actuate="onLoad"/></draw:frame> Center for Biodiversity Dynamics in a Changing World (BIOCHANGE), Department of Bioscience, Aarhus University, Ny Munkegade 114, DK-8000 Aarhus C, Denmark.</text:p>
      <text:p text:style-name="Text_20_body"><draw:frame draw:style-name="fr1" draw:name="6" text:anchor-type="as-char" svg:width="0.337cm" svg:height="0.199cm" draw:z-index="5"><draw:object xlink:href="./Formula-5" xlink:type="simple" xlink:show="embed" xlink:actuate="onLoad"/><draw:image xlink:href="./ObjectReplacements/Formula-5" xlink:type="simple" xlink:show="embed" xlink:actuate="onLoad"/></draw:frame> corresponding author: emilio.berti@bios.au.dk</text:p>
      <text:p text:style-name="Text_20_body">Keywords: defaunation, human-driven extinctions, food webs, rewilding, mammals, trophic interactions.</text:p>
      <text:h text:style-name="Heading_20_1" text:outline-level="1">Abstract</text:h>
      <text:p text:style-name="First_20_paragraph">200 words maximum</text:p>
      <text:h text:style-name="Heading_20_1" text:outline-level="1">Introduction</text:h>
      <text:p text:style-name="First_20_paragraph">Humans have degraded ecosystems worldwide, removing from the environment species, their interactions, and the ecological processes associated with them [1–4]. Human-driven extirpations of mammals date back to the Late Pleistocene, with a large bodied size-selectivity likely causing extictions of over half of megafauna genera (122 out of 234 genera &gt;= 44 kg have gone extinct, [2,5–7]). The decline of large-bodied mammals globally caused many ecological functions and processes to disappear. For example, extirpations of apex predators have reduced control of prey densities and generated trophic cascades altering ecosystems structure [8–11]. As Late Pleistocene mammal extinctions acutely affected large body-sized species [2,7], interactions previously maintained by pre-human biodiverse megafauna assemblages have been removed from ecological networks, modifying ecosystem processes and functions [12–14].</text:p>
      <text:p text:style-name="Text_20_body">Trophic rewilding, the (re)introduction of large bodied species to restore lost ecological processes and promote self-sustaining biodiverse ecosystems [15], has been proposed to re-establish lost ecological interactions [16]. For example, reintroduction of wolves in the Yellowstone National Park have restored the landscape of fear and top-down control effects promoted by large carnivores, re-establishing trophic cascades [17]. Rewilding is however not universally accepted, with criticism on both its conceptual and ecological validity [18,19]. In fact, data on rewilding are scarce, limited in time, and geographically biased [20], and community responses to rewilding can be contradictory and inconclusive, arising the issue of when and how to rewild [21]. Despite evidence of the restoration potential of rewilding is <office:annotation office:name="__Annotation__975_2021414819"><dc:creator>Berti Emilio</dc:creator><dc:date>2019-10-28T13:29:33</dc:date><loext:sender-initials>BE</loext:sender-initials><text:p><text:span text:style-name="T3">I would like two strong references; ideas?</text:span></text:p></office:annotation>increasing<office:annotation-end office:name="__Annotation__975_2021414819"/>, there is still poor knowledge of the extent with which rewilding can rewire ecological <text:soft-page-break/>networks with functionally similar interactions to pre-human conditions.</text:p>
      <text:p text:style-name="Text_20_body">Macroecological and biogeographical approaches provide an appropriate framework to understand if rewilding can rewire ecological networks at a large scale to deep-time baselines. Paleoecological data and comparative methods can highlight similarities between extinct and extant species and suggest suitable ecological replacements for <office:annotation office:name="__Annotation__976_2021414819"><dc:creator>Berti Emilio</dc:creator><dc:date>2019-10-28T13:29:50</dc:date><loext:sender-initials>BE</loext:sender-initials><text:p text:style-name="P4"><text:span text:style-name="T3">Reference here? Maybe Wood et 2017: </text:span><text:span text:style-name="T3"><text:a xlink:href="https://besjournals.onlinelibrary.wiley.com/doi/full/10.1111/1365-2435.12773" xlink:type="simple">https://besjournals.onlinelibrary.wiley.com/doi/full/10.1111/1365-2435.12773</text:a></text:span></text:p><text:p text:style-name="P4"><text:span text:style-name="T3"/></text:p></office:annotation>rewilding<office:annotation-end office:name="__Annotation__976_2021414819"/>. Moreover, inference of biotic interactions and reconstruction of prehistoric ecological networks can be used to investigate the consequences of human-driven extinctions and extirpations of large mammals [22–24]. Therefore, combining a rewilding scenario that is supported by paleoecological data with macroecologically-grounded reconstructions of interaction networks can be used to infer rewilding communities and interactions and shed light into the potential of rewilding to rewire ecological networks to pre-human conditions [25].</text:p>
      <text:p text:style-name="Text_20_body">Here, we investigate the potential of rewilding to rewire food webs, ecological networks of 'who eats whom', to pre-human conditions in large (&gt;=5,000 km^2) areas worldwide. In particular, we inferred food webs under three scenarios: 1) present natural, i.e. a counter-factual case where mammals have not been affected by human activities through time [13,26]; 2) current conditions; and 3) a simulated rewilding scenario where extant species can re-expand to present-natural ranges and extinct species are replaced by functional analogues that are phylogenetically closely related, have analogous ecological functions, and can tolerate similar climatic conditions. We then compared food webs under each scenario and investigated if rewilding can rewire food webs to pre-human states. Specifically, we determined the current species and interaction debt, how many species and interactions have been lost because of terrestrial mammal extinctions and extirpations, and the rewilding species and interaction credit, how many species and interactions can be restored through rewilding [27], and investigated if rewilding credit can balance current debt. </text:p>
      <text:h text:style-name="Heading_20_1" text:outline-level="1">Materials and methods</text:h>
      <text:p text:style-name="First_20_paragraph">Our workflow is divided into three parts described in detail in the following sections. In summary, we first ran correlative species distribution models (SDMs) to identify climatically suitable habitat for terrestrial mammals. Second, for each extinct species we selected a closely related functional analogue following conservative criteria. Third, we inferred food webs under present natural, current, and rewilding scenarios and contrasted them to examine if rewilding can restore current defaunated food webs to pre-human conditions. Food web inference was carried out at the site level, the sites being large (&gt;= 5,000 km^2) protected areas officially recognized by the International Union for Conservation of Nature (IUCN) or large (&gt;= 5,000 km^2) areas randomly scattered across the continents. The rationale for this is to assess the restoration potential of rewilding in areas that are currently more suitable for rewilding initiatives (protected areas), but also to investigate how much food webs can be restored to pre-human conditions in areas that may not be suitable today for rewilding but that can benefit from it in the future (random areas). We ran the analyses for protected and random areas separately; in the following sections we describe the method used for protected areas, implying that the same was done for random areas when applicable.</text:p>
      <text:h text:style-name="Heading_20_2" text:outline-level="2"><text:soft-page-break/>Species distribution models</text:h>
      <text:p text:style-name="First_20_paragraph">Correlative SDMs are projections in geographic space of species' environmental suitability niches reconstructed through correlation of species' presence with abiotic environmental predictors [28]. To overcome biases introduced by anthropogenic pressures on where terrestrial mammals live, we used current and present-natural range maps from the PHYLACINE database [26]. Following previous descriptions [13,26], current ranges were generated from the IUCN range polygon maps for current, natural and reintroduced ranges only [29]. Present-natural ranges are estimates of where species could be today in the complete absence of influence of modern humans (<office:annotation office:name="__Annotation__977_2021414819"><dc:creator>Berti Emilio</dc:creator><dc:date>2019-10-28T13:30:52</dc:date><loext:sender-initials>BE</loext:sender-initials><text:p text:style-name="P4"><text:span text:style-name="T3">Are other </text:span><text:span text:style-name="T5">Homo</text:span><text:span text:style-name="T3"> not included here?</text:span></text:p></office:annotation><text:span text:style-name="T2">Homo sapiens</text:span><office:annotation-end office:name="__Annotation__977_2021414819"/>) through time [13] and were generated combining current IUCN ranges with species' historic distributions, fossil co-occurrence, and knowledge of range modifications caused by humans [13,26]. We generated presence locations within combined current and present-natural range maps with a 20 km separation, excluding locations reported above the highest elevation for each species in the IUCN Red List or, if not stated, 4,000 m, which is roughly the 95 percentile for upper elevations of mammals [29]. Elevation was determined for presence locations using the EarthEnv-DEM90 digital elevation model [30]. In total, we identified 4,206 extant terrestrial mammal species with range maps, excluding genus Homo, pinnipeds, and cetaceans.</text:p>
      <text:p text:style-name="Text_20_body">We used four climatic variables from the Worldclim v 2.0 database at 2.5 arc-minute resolution [31] and reprojected using bilinear interpolation to a 5 km^2 resolution with a Behrmann equal-area projection. The spatially refined variables were were maximum temperature of the warmest month (Bio 5), minimum temperature of the coldest month (Bio 6), precipitation of wettest quarter (Bio 16) and precipitation of driest quarter (Bio 17). We selected these variables as they capture extreme conditions and, thus, likely represent surrogates for factors limiting the distributions of mammal species. To minimize potential issues with multi-collinearity, we ensured that the variance inflation factor (VIF) among climatic variables was below 4 [32]; VIF values for Bio 5 = 2.69, for Bio 6 = 3.44, for Bio 16 = 1.83, and for Bio 17 = 1.41.</text:p>
      <text:p text:style-name="Text_20_body">To model the climatic suitability of terrestrial mammals, we fitted maximum entropy (Maxent) models as implemented in the new <text:span text:style-name="T2">maxnet</text:span> R-package based on inhomogeneous Poisson processes [33]. Maxent is a presence-background approach, in which environments occupied by a species are contrasted with the available environmental space [34,35]. We used the default settings of Maxent, besides disabling threshold features to avoid locally overfitted response curves [35,36] and the use of 100,000 randomly sampled background records – cf. 10,000 that is commonly used – to ensure greater representation of environmental variables available within background areas [37]. For the background areas, we calculated species-specific buffers around the combined current and present natural ranges to reflect the dispersal abilities of each species, where the maximum distance from the range centroid to the range edge was used [38,39]. Where a species had a disjunct range, the buffer area was calculated from the largest continuous range [39]; see figure S# for an example. To ensure robust predictions, we modeled species that had at least 10 presence locations and 10,000 random background points, thus excluding 76 rare island endemics. In total, we modeled 4,130 of the 4,206 living terrestrial mammals.</text:p>
      <text:p text:style-name="Text_20_body">We assessed the predictive performance of Maxent models through five-fold cross validation, by calculating the average continuous Boyce index (CBI; [40]), which indicates how much models <text:soft-page-break/>discriminate against random expectation, and the average Area Under the Receiver Operating Curve (AUC; [41]), which indicates how well models differentiate between presences and pseudo-absences regardless of the degree of difference between them. Model fit was inspected by the average omission rate based on the minimum training presence value (ORMTP). CBI values range between -1 and 1, where values &gt; 0 indicate the model's output is positively correlated with the true probability of presence and values &lt; 0 indicate it is negatively correlated with the true probability of presence; AUC values range from &lt;= 0.5 for models with discrimination no better than random to 1 for models with perfect discrimination between occupied and unoccupied places [42]; and ORMTP values range from 0 for models that are not overfit to 1 for models that are overfit. To convert continuous suitability predictions to binary layers indicating suitable/unsuitable habitat, we used as threshold the suitability value that maximized sensitivity and specificity (MSS) as suggested by [43]. We further assessed the performance of Maxent models by comparing projections of climatic suitability with 136 introduced range maps from [44] (n = 22 species) and IUCN ([29]; n = 114 species). Introduced range maps were selected from [44] over the IUCN [29] for three species found in both datasets (<text:span text:style-name="T2">Cervus elaphus</text:span>, <text:span text:style-name="T2">Ovibos moschatus</text:span>, and <text:span text:style-name="T2">Rangifer tarandus</text:span>).</text:p>
      <text:h text:style-name="Heading_20_2" text:outline-level="2">Rewilding selection criteria</text:h>
      <text:p text:style-name="First_20_paragraph">Following previous studies (Fig #; Berti et al. in prep; Jarvie et al. in prep), we prioritized for the rewilding scenario that population restorations of species (i.e. reinforcements with conspecifics or reintroductions due to extirpations) into present-natural ranges should occur before introductions of functional analogues. The rationale being that moving species’ outside their indigenous range is inherently riskier than reintroductions due to unforeseeable uncertainties and ecological risks (<office:annotation office:name="__Annotation__978_2021414819"><dc:creator>Berti Emilio</dc:creator><dc:date>2019-10-28T13:31:26</dc:date><loext:sender-initials>BE</loext:sender-initials><text:p text:style-name="P4"><text:span text:style-name="T3">I missed this reference.</text:span></text:p></office:annotation><text:span text:style-name="T1">Fernández et al. 2017</text:span><office:annotation-end office:name="__Annotation__978_2021414819"/>). Moreover, introduction of rewilding replacements was assessed separately for each Ecozone, bioregeographic realms characterized by separated evolutionary histories and patterns of extinctions [14,45], as Ecozones delimit areas within which ecological and evolutionary processes operate most strongly [45,46]. Our analyses also constrained rewilding to: 1) within the present-natural range of extinct terrestrial mammals of the same family using the taxonomy in [26], with an exception to the order level for <text:span text:style-name="T2">Proboscidea</text:span>. This is because extant elephants (<text:span text:style-name="T2">Elephas maximus</text:span> and <text:span text:style-name="T2">Loxodonta africana</text:span>) are frequently considered as ecological replacements for extinct members of this group [47,48], due to their phenotypic similarity (large body size, body shape, tusks, trunk) and being a keystone species as megaherbivores [49], similar to extinct <text:span text:style-name="T2">Elephantidae</text:span>, <text:span text:style-name="T2">Gomphotheriidae</text:span>, <text:span text:style-name="T2">Mammutidae</text:span> and <text:span text:style-name="T2">Stegodontidae</text:span> [50]. 2) Within 50% of the body mass range of extinct terrestrial mammals in the same family in each of the six Ecozones with exceptions for the order <text:span text:style-name="T2">Proboscidea</text:span>, and families <text:span text:style-name="T2">Felidae</text:span> and <text:span text:style-name="T2">Ursidae</text:span>. The exception for extant elephants was that if species were not found within 50% of the body mass of extinct <text:span text:style-name="T2">Proboscidea</text:span> &gt;= 1,000 kg the mass range was extended to include Proboscideans with mass &gt;= 1000 kg because, as noted above, elephants play critical roles in ecosystems, similar to other large extinct Proboscideans [48,50] + (<office:annotation office:name="__Annotation__979_2021414819"><dc:creator>Berti Emilio</dc:creator><dc:date>2019-10-28T13:31:34</dc:date><loext:sender-initials>BE</loext:sender-initials><text:p text:style-name="P4"><text:span text:style-name="T3">I missed this reference.</text:span></text:p></office:annotation><text:span text:style-name="T1">Barlow 2000</text:span><office:annotation-end office:name="__Annotation__979_2021414819"/>). The exception for <text:span text:style-name="T2">Felidae</text:span> and <text:span text:style-name="T2">Ursidae</text:span> is that if extant species in each family were not found within 50% of the body mass of extinct species &gt;= 100 kg within the family the mass range was extended to any mass &gt;= 100 kg. This is because megacarnivores (&gt;= 100 kg; [14]), play an integral part of a complete animal community by influencing ecosystems through regulating the abundance and activity of large herbivores that are smaller than megaherbivores, either through <text:soft-page-break/>direct predation or by behavioural changes induced by 'landscapes of fear' [9–11,51].</text:p>
      <text:p text:style-name="Text_20_body">To avoid negative impact of rewilding candidates' introduction into present-natural ranges on similarly-sized (within 50% of the body mass) extant species in the same taxonomic group, we excluded the functional analogue to prevent potential competition between the two species, as this poses serious issue for conservation [52]. For the remaining rewilding candidates, we selected species based on: i) if only one species had climatically suitable range overlapping with the present-natural range of the extinct species in a Ecozone, it was the best replacement; ii) if more than one species had climatically suitable range overlapping with the present-natural range of the extinct species, then we chose as the best replacement the species with the largest suitable range within the present-natural of the extinct species in the focal Ecozone. We did not select species for rewilding that violated any of the above criteria. See figure S# for a flow chart of the selection criteria with examples.</text:p>
      <text:h text:style-name="Heading_20_2" text:outline-level="2">Reconstructing food webs</text:h>
      <text:p text:style-name="First_20_paragraph">We reconstructed mammal assemblages within <office:annotation office:name="__Annotation__980_2021414819"><dc:creator>Berti Emilio</dc:creator><dc:date>2019-10-28T13:31:55</dc:date><loext:sender-initials>BE</loext:sender-initials><text:p text:style-name="P4"><text:span text:style-name="T3">In total we examined 224 protected areas, but excluded 15 as they did not have mammals or trophic links between mammals.</text:span></text:p><text:p text:style-name="P4"><text:span text:style-name="T3"/></text:p><text:p text:style-name="P4"><text:span text:style-name="T3">Should we say that run the analyses for 209 areas or for 224 areas and excluded 15?</text:span></text:p></office:annotation>209<office:annotation-end office:name="__Annotation__980_2021414819"/> large (&gt;= 5,000 km^2) terrestrial protected areas (Fig. S#), selected from the World Database of Protected Area ([53], downloaded on June 2019). Following previous descriptions [54,55], we excluded protected areas that are internationally designated sites not considered as protected areas, 'proposed' sites, UNESCO Biosphere Reserves, and sites with an unknown status, sites without a defined shaped, and marine-only sites as well as the marine portion of coastal sites. We included only protected areas &gt;= 5,000 km^2 with strict IUCN management category (Ia, Ib, and II) as large areas are needed to establish self-sustaining population of large mammals [56,57]. For each protected area, we obtained the mammal assemblage under present-natural and current scenarios using present-natural (including extinct species) and current range maps from the PHYLACINE database [26] and estimated the rewilding assemblage combining reintroduction ranges (present-natural including only extant species and current) with the rewilding ranges obtained through SDMs and selection of the best candidate replacements for extinct species (see section <text:span text:style-name="T2">rewilding selection criteria</text:span>).</text:p>
      <text:p text:style-name="Text_20_body">Food webs were constructed for each protected area by combining phylogenetic inference with a trait-based approach. Phylogeny has been shown to be a good predictor of trophic interactions [58], as species tend to share more similar resources the closer they are phylogenetically [59]. Moreover, by including a trait-based approach, we removed interactions inferred using phylogeny alone that were not supported by macroecological evidence and that were unlikely to occur [60]. As trait-based inference method, we used the relationship between body masses of prey and predators, which structures trophic interactions in current and Pleistocene food webs [61–63]. Following previous studies [60,64], we used the 10% and 90% regression quantiles to obtain the dietary niches of carnivores. Quantile regression was performed for all carnivores on a combined dataset obtained merging food webs from the ECOWeB database, the GLOBI database, and two published savanna food webs [65–68]. We used the quantile regression intercepts and slopes to infer carnivores dietary niches, i.e. the body mass range of prey available to predators. Phylogenetic inference was carried out at the family level, a reasonable trade-off between accuracy of predictions and data availability [59]. Each observed interaction between a prey and a predator was assigned to all species of the same family of the prey and the predator. <text:soft-page-break/>These phylogenetically permitted interactions were then pruned: predator-prey links that laid outside the interval between 10% and 90% regression quantiles were removed [60,64].</text:p>
      <text:p text:style-name="Text_20_body">We then assigned species to trophic levels defined by species' diet and body mass, reflecting the ecological role of species in food webs. Because megaherbivores &gt;= 1,000 kg are free of predation and therefore not top-down controlled while large herbivores &gt;= 500 kg have effects on ecosystems very distinct from smaller species [14,69], herbivores were divided into: megaherbivore, large herbivores, and small herbivores &lt; 500 kg. Also, because megacarnivores &gt;= 100 kg are rarely predated by other species and dominate predator-prey dynamics in food webs [14], and since large carnivores &gt;= 21.5 kg have been shown to exercise stronger top-down control effects than smaller species [70], carnivores were divided into: megacarnivores, large carnivores, and small carnivores &lt; 21.5 kg. Importantly, large carnivores have a wider prey niche breadth than small carnivores while still subjected to top-down control by megacarnivores apex predators.</text:p>
      <text:p text:style-name="Text_20_body">For each food web, we calculated how many species were present at each trophic levels under current, present-natural, and rewilding scenarios, and the number of interactions connecting different trophic levels. In particular, we compared the number of species in each trophic level between present-natural and current and between current and rewilding conditions to estimate the current <office:annotation office:name="__Annotation__981_2021414819"><dc:creator>Berti Emilio</dc:creator><dc:date>2019-10-28T13:33:11</dc:date><loext:sender-initials>BE</loext:sender-initials><text:p><text:span text:style-name="T3">let's brainstorm about this term. I made it up, if it reasonably intuitive we keep it, otherwise we may change for something else.</text:span></text:p></office:annotation>trophic richness debt<office:annotation-end office:name="__Annotation__981_2021414819"/> and the rewilding <office:annotation office:name="__Annotation__982_2021414819"><dc:creator>Berti Emilio</dc:creator><dc:date>2019-10-28T13:33:19</dc:date><loext:sender-initials>BE</loext:sender-initials><text:p text:style-name="P4"><text:span text:style-name="T3">As before, let’s brainstorm about this.</text:span></text:p></office:annotation>trophic richness credit<office:annotation-end office:name="__Annotation__982_2021414819"/>, respectively. Similarly, we compared the number of trophic interactions across trophic levels between present-natural and current and between current and rewilding scenarios to obtain the current interaction debt and the rewilding interaction credit. How much dept can be paid by rewilding credit quantifies the restoration potential of trophic rewilding to rewire food webs to pre-human conditions.</text:p>
      <text:h text:style-name="Heading_20_2" text:outline-level="2">Statistical analyses</text:h>
      <text:p text:style-name="First_20_paragraph">To investigate if trophic rewilding has the potential to restore food web interactions in the 209 <text:s/>protected areas examined to pre-human conditions, we used generalized linear mixed models (GLMMs). We selected the error distribution for the GLMMs based on the response data type and to remedy any overdispersion [71]. We used a Poisson distribution to model the number of species at each trophic level with the fixed effects scenario, trophic level, and their interaction. A negative binomial distribution was used to model the predator-prey interactions across trophic levels with the fixed effects scenario, the trophic levels involved in the trophic link, and their interaction. For both GLMMs, we used the random effects 'food web' and Ecozone to account for non-comparable spatial pseudo-replicates and different ecological histories of mammal assemblages in Ecozones [45]. We assessed the significance among scenarios by performing multiple pair-wise contrasts with Bonferroni correction and estimated the magnitude of the differences using Cohen's <text:span text:style-name="T2">d</text:span> effect size [72,73]: <draw:frame draw:style-name="fr1" draw:name="7" text:anchor-type="as-char" svg:width="1.889cm" svg:height="1.404cm" draw:z-index="6"><draw:object xlink:href="./Formula-6" xlink:type="simple" xlink:show="embed" xlink:actuate="onLoad"/><draw:image xlink:href="./ObjectReplacements/Formula-6" xlink:type="simple" xlink:show="embed" xlink:actuate="onLoad"/></draw:frame>, where <draw:frame draw:style-name="fr1" draw:name="8" text:anchor-type="as-char" svg:width="0.508cm" svg:height="0.811cm" draw:z-index="7"><draw:object xlink:href="./Formula-7" xlink:type="simple" xlink:show="embed" xlink:actuate="onLoad"/><draw:image xlink:href="./ObjectReplacements/Formula-7" xlink:type="simple" xlink:show="embed" xlink:actuate="onLoad"/></draw:frame> is the sample mean of scenario <text:span text:style-name="T2">i</text:span>, <draw:frame draw:style-name="fr1" draw:name="9" text:anchor-type="as-char" svg:width="0.549cm" svg:height="0.811cm" draw:z-index="8"><draw:object xlink:href="./Formula-8" xlink:type="simple" xlink:show="embed" xlink:actuate="onLoad"/><draw:image xlink:href="./ObjectReplacements/Formula-8" xlink:type="simple" xlink:show="embed" xlink:actuate="onLoad"/></draw:frame> the sample mean of scenario <text:span text:style-name="T2">j</text:span>, and <draw:frame draw:style-name="fr1" draw:name="10" text:anchor-type="as-char" svg:width="0.607cm" svg:height="0.531cm" draw:z-index="9"><draw:object xlink:href="./Formula-9" xlink:type="simple" xlink:show="embed" xlink:actuate="onLoad"/><draw:image xlink:href="./ObjectReplacements/Formula-9" xlink:type="simple" xlink:show="embed" xlink:actuate="onLoad"/></draw:frame> the pooled standard deviation of samples <text:span text:style-name="T2">i</text:span> and <text:span text:style-name="T2">j</text:span>.</text:p>
      <text:p text:style-name="Text_20_body">Finally, we repeated all analyses for <office:annotation office:name="__Annotation__983_2021414819"><dc:creator>Berti Emilio</dc:creator><dc:date>2019-10-28T13:33:56</dc:date><loext:sender-initials>BE</loext:sender-initials><text:p text:style-name="P4"><text:span text:style-name="T3">216 in total; we excluded 10 as they did not have mammals or interactions.</text:span></text:p></office:annotation>206<office:annotation-end office:name="__Annotation__983_2021414819"/> areas evenly distributed across Ecozones and <text:soft-page-break/>continents. By studying the restoration potential of trophic rewilding in protected areas, we could investigate how much trophic rewilding can restore top-down control in areas that are likely suitable for rewilding already. However, by focusing on protected areas, which are unevenly distributed on continents, we might have underestimated the potential of trophic rewilding in areas that did not have large protected areas with strict IUCN management category but that could be suitable for rewilding in the near future, e.g. rural areas in Europe where wildlife is coming back after land abandonment [74,75]. We generated 36 random areas <draw:frame draw:style-name="fr1" draw:name="11" text:anchor-type="as-char" svg:width="0.554cm" svg:height="0.467cm" draw:z-index="10"><draw:object xlink:href="./Formula-10" xlink:type="simple" xlink:show="embed" xlink:actuate="onLoad"/><draw:image xlink:href="./ObjectReplacements/Formula-10" xlink:type="simple" xlink:show="embed" xlink:actuate="onLoad"/></draw:frame> 5,000 km^2 randomly in each Ecozone, derived their mammal assemblages for each scenario, inferred their predator-prey food webs under present-natural, current, and rewilding scenario, and performed the same statistical analyses used for the protected areas.</text:p>
      <text:p text:style-name="Text_20_body">Ecozones were derived using the World Wildlife Foundation shapefile (https://www.worldwildlife.org/publications/terrestrial-ecoregions-of-the-world, [46]). All data processing, analyses, and figures were performed in the R programming language version 3.6.1 [76] using packages tidyverse [77], maxnet [78], dismo [79], sf [80], raster [81], tmap [82], doParallel [83], foreach [84], performance [85], emmeans [86], and estimate [87]. All spatial analyses were conducted using the Behrmann cylindrical equal-area projection (proj4string: "+proj=cea +lon_0=0 +lat_ts=30 +x_0=0 +y_0=0 +datum=WGS84 +units=m +no_defs").</text:p>
      <text:h text:style-name="Heading_20_1" text:outline-level="1">Results</text:h>
      <text:p text:style-name="First_20_paragraph">The quality of the SDMs was on average very high to excellent. Predictive performance was generally excellent as indicated by the CBI index (median = 0.93, median absolute deviation = 0.08; Fig. # panel A) and very high by AUC (median = 0.86, median absolute deviation = 0.01; Fig # panel C). Models were not overfitted in general, as indicated by a low ORMTP (median = 0.02, median absolute deviation = 0.03; Fig # panel B). Importantly, species with low evaluation statistics (&lt;0.5 CBI) were never chosen as ecological replacement for extinct terrestrial mammals and therefore did not affect downstream analyses. Projected climatic suitability ranges captured much of the known introduction ranges of species obtained from [44] and [29] (median = 0.84, median absolute deviation = 0.23; Fig # panel D). Families <text:span text:style-name="T2">Archaeolemuridae</text:span>, <text:span text:style-name="T2">Chaeropodidae</text:span>, <text:span text:style-name="T2">Diprotodontidae</text:span>, <text:span text:style-name="T2">Macrauchenidae</text:span>, <text:span text:style-name="T2">Megaladapidae</text:span>, <text:span text:style-name="T2">Megatheriidae</text:span>, <text:span text:style-name="T2">Mylodontidae</text:span>, <text:span text:style-name="T2">Nesophontidae</text:span>, <text:span text:style-name="T2">Nothrotheridae</text:span>, <text:span text:style-name="T2">Palaeopropithecidae</text:span>, <text:span text:style-name="T2">Prolagidae</text:span>, <text:span text:style-name="T2">Proterotheriidae</text:span>, <text:span text:style-name="T2">Thylacinidae</text:span>, <text:span text:style-name="T2">Thylacoleonidae</text:span>, and <text:span text:style-name="T2">Toxodontidae</text:span> went completely extinct and could not be replaced. In total, we found 94 living mammals that can act as ecological replacements for 127 of the 334 extinct terrestrial mammals (Table #, SI).</text:p>
      <text:p text:style-name="Text_20_body">In large protected areas &gt;= 5,000 km^2, we found a lower number of species in trophic levels under current conditions than in the present-natural scenario, our reference baseline, except for small herbivores and small carnivores. The biggest decrease in numbers were for megacarnivores, megaherbivores, and large herbivores, where the magnitude of the difference was large (Cohen's <text:span text:style-name="T2">d</text:span> &gt;= 0.80) or very large (<text:span text:style-name="T2">d</text:span> &gt;= 1.20). The number of large carnivores under current conditions was lower than in the present natural, but the small effect size shows the decrease was less severe. Under the rewilding scenario, the number of megacarnivores, megaherbivores, and large herbivores significantly increased from current conditions, with small or medium effect sizes. For large carnivores however, the number of species did not increase <text:soft-page-break/>significantly under rewilding. Importantly, rewilding did not restore the number of species for affected trophic levels -- megacarnivores, megaherbivores, large carnivores, and large herbivores -- to present natural levels. In particular, megacarnivores and megaherbivores trophic levels remained depleted of species compared to the present natural, with respectively medium and large effect sizes of the difference.</text:p>
      <text:p text:style-name="Text_20_body">In large areas drawn randomly from Ecozones we observed similar but more pronounced patterns. 1) the number of species in all trophic levels but small herbivores and small carnivores significantly decreased from present natural to current conditions, with effect sizes equal or greater than in protected areas. 2) under the rewilding scenario the number of species in all depleted trophic levels were partly replenished to present natural levels, with effect sizes equal or greater than in protected areas. 3) the number of megacarnivores, megaherbivores, large carnivores, and large herbivores was not completely restored to present natural conditions, but this time the magnitude of the differences were comparable to the ones in protected areas. Overall, the effect of Late Pleistocene extinctions and extirpation was higher in random areas than in protected areas. However, the restoration potential of rewilding was also higher in the random areas, and the number of species per trophic level was replenished to similar proportions in protected and random areas.</text:p>
      <text:p text:style-name="Text_20_body">The number of interactions among trophic levels was affected by extinctions and extirpations of terrestrial mammals in protected areas. All interactions that involved megacarnivores as predators were much lower under current conditions than in the present natural scenario, with very large effect sizes. Also, predator-prey interactions maintained by large carnivores decreased between present natural and current conditions, with a large decrease in the number of predator-prey interactions between large herbivores and large carnivores and small reductions in the number of interactions between small mammals and large carnivores. Notably, the number of interactions between trophic levels that have been affected increased under the rewilding scenario with small to large effect sizes; the only exception was in the number of interactions between large herbivores and large carnivores, that did not increase significantly. Even if rewilding can partly restore the number of interactions, we did not observe a full restoration of trophic interactions to present natural levels, but the interactions were significantly fewer between large herbivores and large carnivores, and between all trophic levels and megacarnivores, with the largest difference in the number of interactions between large carnivores and megacarnivores.</text:p>
      <text:p text:style-name="Text_20_body">In random areas, we observed again similar patterns to protected areas but larger in magnitude. Importantly, the number of interactions between all lower trophic levels and megacarnivores and large carnivores decreased from present natural to current conditions, with medium to very large effect sizes. Also for the number of interactions, the restoration potential of rewilding is higher in random areas, and the higher depletions of trophic interactions can reach be replenished to present natural levels comparable to what observed inside protected areas.</text:p>
      <text:p text:style-name="Text_20_body"/>
      <text:h text:style-name="Heading_20_1" text:outline-level="1"><text:soft-page-break/>Discussion outline</text:h>
      <text:list xml:id="list2902130079533392740" text:style-name="L1">
        <text:list-item>
          <text:p text:style-name="P2">General recap of questions and main results.</text:p>
        </text:list-item>
        <text:list-item>
          <text:p text:style-name="P2">Difference between Ecozones (qualitatively). Extinctions’ debt only partly balanced by rewilding credit.</text:p>
        </text:list-item>
        <text:list-item>
          <text:p text:style-name="P2">Within vs outside protected areas: biodiversity hotspots. Trophic rewilding would be particularly effective outside protected areas.</text:p>
        </text:list-item>
        <text:list-item>
          <text:p text:style-name="P2"><office:annotation office:name="__Annotation__403_834077676"><dc:creator>Berti Emilio</dc:creator><dc:date>2019-10-28T13:39:47.417665198</dc:date><loext:sender-initials>BE</loext:sender-initials><text:p text:style-name="P3"><text:span text:style-name="T4"><text:a xlink:href="https://academic.oup.com/bioscience/advance-article/doi/10.1093/biosci/biz106/5580749" xlink:type="simple">https://academic.oup.com/bioscience/advance-article/doi/10.1093/biosci/biz106/5580749</text:a></text:span></text:p><text:p text:style-name="P3"><text:span text:style-name="T4"/></text:p><text:p text:style-name="P3"><text:span text:style-name="T4">+</text:span></text:p><text:p text:style-name="P3"><text:span text:style-name="T4"/></text:p><text:p text:style-name="P3"><text:span text:style-name="T4"><text:a xlink:href="https://link.springer.com/article/10.1007/s13280-019-01192-z" xlink:type="simple">https://link.springer.com/article/10.1007/s13280-019-01192-z</text:a></text:span></text:p><text:p text:style-name="P3"><text:span text:style-name="T4"/></text:p><text:p text:style-name="P3"><text:span text:style-name="T4">+ also Perino, among the others.</text:span></text:p></office:annotation>Sociological constraints on rewilding.<office:annotation-end office:name="__Annotation__403_834077676"/></text:p>
        </text:list-item>
        <text:list-item>
          <text:p text:style-name="P2"><office:annotation office:name="__Annotation__405_834077676"><dc:creator>Berti Emilio</dc:creator><dc:date>2019-10-28T13:42:25.641743898</dc:date><loext:sender-initials>BE</loext:sender-initials><text:p text:style-name="P3"><text:span text:style-name="T4">This can also be our conclusion paragraph.</text:span></text:p></office:annotation>Less conservative rewilding strategies restore trophic interactions: less strict phylogenetic criteria + <office:annotation office:name="__Annotation__458_834077676"><dc:creator>Berti Emilio</dc:creator><dc:date>2019-10-28T13:45:01.121493022</dc:date><loext:sender-initials>BE</loext:sender-initials><text:p text:style-name="P3"><text:span text:style-name="T4"><text:a xlink:href="https://besjournals.onlinelibrary.wiley.com/doi/full/10.1111/1365-2435.12773" xlink:type="simple">https://besjournals.onlinelibrary.wiley.com/doi/full/10.1111/1365-2435.12773</text:a></text:span></text:p><text:p text:style-name="P3"><text:span text:style-name="T4"/></text:p></office:annotation>de-extinctions.<office:annotation-end office:name="__Annotation__458_834077676"/><office:annotation-end office:name="__Annotation__405_834077676"/></text:p>
        </text:list-item>
      </text:list>
      <text:h text:style-name="Heading_20_1" text:outline-level="1"/>
      <text:h text:style-name="Heading_20_1" text:outline-level="1">References</text:h>
      <text:p text:style-name="First_20_paragraph">[1] Dirzo R, Young HS, Galetti M, Ceballos G, Isaac NJ, Collen B. Defaunation in the anthropocene. Science 2014;345:401–6.</text:p>
      <text:p text:style-name="Text_20_body">[2] Sandom C, Faurby S, Sandel B, Svenning J-C. Global late quaternary megafauna extinctions linked to humans, not climate change. Proceedings of the Royal Society B: Biological Sciences 2014;281:20133254.</text:p>
      <text:p text:style-name="Text_20_body">[3] Ceballos G, Ehrlich PR, Barnosky AD, García A, Pringle RM, Palmer TM. Accelerated modern human–induced species losses: Entering the sixth mass extinction. Science Advances 2015;1:e1400253.</text:p>
      <text:p text:style-name="Text_20_body">[4] Valiente-Banuet A, Aizen MA, Alcántara JM, Arroyo J, Cocucci A, Galetti M, et al. Beyond species loss: The extinction of ecological interactions in a changing world. Functional Ecology 2015;29:299–307.</text:p>
      <text:p text:style-name="Text_20_body">[5] Martin PS. Prehistoric overkill: The global model. Quaternary Extinctions: A Prehistoric Revolution 1984:354–403.</text:p>
      <text:p text:style-name="Text_20_body">[6] Barnosky AD. Megafauna biomass tradeoff as a driver of quaternary and future extinctions. Proceedings of the National Academy of Sciences 2008;105:11543–8.</text:p>
      <text:p text:style-name="Text_20_body">[7] Smith FA, Smith REE, Lyons SK, Payne JL. Body size downgrading of mammals over the late quaternary. Science 2018;360:310–3.</text:p>
      <text:p text:style-name="Text_20_body">[8] Estes JA, Terborgh J, Brashares JS, Power ME, Berger J, Bond WJ, et al. Trophic downgrading of planet earth. Science 2011;333:301–6.</text:p>
      <text:p text:style-name="Text_20_body">[9] Ford AT, Goheen JR, Otieno TO, Bidner L, Isbell LA, Palmer TM, et al. Large carnivores make savanna tree communities less thorny. Science 2014;346:346–9.</text:p>
      <text:p text:style-name="Text_20_body"><text:soft-page-break/>[10] Ripple WJ, Estes JA, Beschta RL, Wilmers CC, Ritchie EG, Hebblewhite M, et al. Status and ecological effects of the world’s largest carnivores. Science 2014;343:1241484.</text:p>
      <text:p text:style-name="Text_20_body">[11] Atkins JL, Long RA, Pansu J, Daskin JH, Potter AB, Stalmans ME, et al. Cascading impacts of large-carnivore extirpation in an african ecosystem. Science 2019:eaau3561.</text:p>
      <text:p text:style-name="Text_20_body">[12] Gill JL. Ecological impacts of the late quaternary megaherbivore extinctions. New Phytologist 2014;201:1163–9.</text:p>
      <text:p text:style-name="Text_20_body">[13] Faurby S, Svenning J-C. Historic and prehistoric human-driven extinctions have reshaped global mammal diversity patterns. Diversity and Distributions 2015;21:1155–66.</text:p>
      <text:p text:style-name="Text_20_body">[14] Malhi Y, Doughty CE, Galetti M, Smith FA, Svenning J-C, Terborgh JW. Megafauna and ecosystem function from the pleistocene to the anthropocene. Proceedings of the National Academy of Sciences 2016;113:838–46.</text:p>
      <text:p text:style-name="Text_20_body">[15] Svenning J-C, Pedersen PB, Donlan CJ, Ejrnæs R, Faurby S, Galetti M, et al. Science for a wilder anthropocene: Synthesis and future directions for trophic rewilding research. Proceedings of the National Academy of Sciences 2016;113:898–906.</text:p>
      <text:p text:style-name="Text_20_body">[16] Perino A, Pereira HM, Navarro LM, Fernández N, Bullock JM, Ceaușu S, et al. Rewilding complex ecosystems. Science 2019;364:eaav5570.</text:p>
      <text:p text:style-name="Text_20_body">[17] Beschta RL, Ripple WJ. Riparian vegetation recovery in yellowstone: The first two decades after wolf reintroduction. Biological Conservation 2016;198:93–103.</text:p>
      <text:p text:style-name="Text_20_body">[18] Nogués-Bravo D, Simberloff D, Rahbek C, Sanders NJ. Rewilding is the new pandora’s box in conservation. Current Biology 2016;26:R87–91.</text:p>
      <text:p text:style-name="Text_20_body">[19] Hayward MW, Scanlon RJ, Callen A, Howell LG, Klop-Toker KL, Di Blanco Y, et al. Reintroducing rewilding to restoration–Rejecting the search for novelty. Biological Conservation 2019;233:255–9.</text:p>
      <text:p text:style-name="Text_20_body">[20] Tanentzap AJ, Smith BR. Unintentional rewilding: Lessons for trophic rewilding from other forms of species introductions. Philosophical Transactions of the Royal Society B: Biological Sciences 2018;373:20170445.</text:p>
      <text:p text:style-name="Text_20_body">[21] Alston J, Maitland B, Brito B, Esmaeili S, Ford A, Hays B, et al. Reciprocity in restoration ecology: When might large carnivore reintroduction restore ecosystems? Biological Conservation 2019;234:82–9.</text:p>
      <text:p text:style-name="Text_20_body">[22] Yeakel JD, Pires MM, Rudolf L, Dominy NJ, Koch PL, Guimarães PR, et al. Collapse of an ecological network in ancient egypt. Proceedings of the National Academy of Sciences 2014;111:14472–7.</text:p>
      <text:p text:style-name="Text_20_body">[23] Pires MM, Koch PL, Farina RA, Aguiar MA de, Reis SF dos, Guimarães Jr PR. Pleistocene megafaunal interaction networks became more vulnerable after human arrival. Proceedings of the Royal Society B: Biological Sciences 2015;282:20151367.</text:p>
      <text:p text:style-name="Text_20_body">[24] Marjakangas E-L, Genes L, Pires MM, Fernandez FA, Lima RA de, Oliveira AA de, et al. <text:soft-page-break/>Estimating interaction credit for trophic rewilding in tropical forests. Philosophical Transactions of the Royal Society B: Biological Sciences 2018;373:20170435.</text:p>
      <text:p text:style-name="Text_20_body">[25] Pires MM. Rewilding ecological communities and rewiring ecological networks. Perspectives in Ecology and Conservation 2017;15:257–65.</text:p>
      <text:p text:style-name="Text_20_body">[26] Faurby S, Davis M, Pedersen RØ, Schowanek SD, Antonelli A, Svenning J-C. PHYLACINE 1.2: The phylogenetic atlas of mammal macroecology. Ecology 2018;99:2626–6. doi:<text:a xlink:type="simple" xlink:href="https://doi.org/10.1002/ecy.2443" text:style-name="Internet_20_link" text:visited-style-name="Visited_20_Internet_20_Link"><text:span text:style-name="Definition">10.1002/ecy.2443</text:span></text:a>.</text:p>
      <text:p text:style-name="Text_20_body">[27] Genes L, Cid B, Fernandez FA, Pires AS. Credit of ecological interactions: A new conceptual framework to support conservation in a defaunated world. Ecology and Evolution 2017;7:1892–7.</text:p>
      <text:p text:style-name="Text_20_body">[28] Elith J, Leathwick JR. Species distribution models: Ecological explanation and prediction across space and time. Annual Review of Ecology, Evolution, and Systematics 2009;40:677–97.</text:p>
      <text:p text:style-name="Text_20_body">[29] IUCN. The iucn red list of threatened species, version 2016-3 2016.</text:p>
      <text:p text:style-name="Text_20_body">[30] Robinson N, Regetz J, Guralnick RP. EarthEnv-dem90: A nearly-global, void-free, multi-scale smoothed, 90m digital elevation model from fused aster and srtm data. ISPRS Journal of Photogrammetry and Remote Sensing 2014;87:57–67.</text:p>
      <text:p text:style-name="Text_20_body">[31] Fick SE, Hijmans RJ. WorldClim 2: New 1-km spatial resolution climate surfaces for global land areas. International Journal of Climatology 2017;37:4302–15.</text:p>
      <text:p text:style-name="Text_20_body">[32] O’brien RM. A caution regarding rules of thumb for variance inflation factors. Quality &amp; Quantity 2007;41:673–90.</text:p>
      <text:p text:style-name="Text_20_body">[33] Phillips SJ, Anderson RP, Dudík M, Schapire RE, Blair ME. Opening the black box: An open-source release of maxent. Ecography 2017;40:887–93.</text:p>
      <text:p text:style-name="Text_20_body">[34] Elith J, Phillips SJ, Hastie T, Dudík M, Chee YE, Yates CJ. A statistical explanation of maxent for ecologists. Diversity and Distributions 2011;17:43–57.</text:p>
      <text:p text:style-name="Text_20_body">[35] Merow C, Smith MJ, Silander Jr JA. A practical guide to maxent for modeling species’ distributions: What it does, and why inputs and settings matter. Ecography 2013;36:1058–69.</text:p>
      <text:p text:style-name="Text_20_body">[36] Merow C, Smith MJ, Edwards Jr TC, Guisan A, McMahon SM, Normand S, et al. What do we gain from simplicity versus complexity in species distribution models? Ecography 2014;37:1267–81.</text:p>
      <text:p text:style-name="Text_20_body">[37] Guevara L, Gerstner BE, Kass JM, Anderson RP. Toward ecologically realistic predictions of species distributions: A cross-time example from tropical montane cloud forests. Global Change Biology 2018;24:1511–22.</text:p>
      <text:p text:style-name="Text_20_body">[38] Poo-Muñoz DA, Escobar LE, Peterson AT, Astorga F, Organ JF, Medina-Vogel G. Galictis cuja (mammalia): An update of current knowledge and geographic distribution. Iheringia Série Zoologia 2014;104:341–6.</text:p>
      <text:p text:style-name="Text_20_body"><text:soft-page-break/>[39] Hof C, Voskamp A, Biber MF, Böhning-Gaese K, Engelhardt EK, Niamir A, et al. Bioenergy cropland expansion may offset positive effects of climate change mitigation for global vertebrate diversity. Proceedings of the National Academy of Sciences 2018;115:13294–9.</text:p>
      <text:p text:style-name="Text_20_body">[40] Hirzel AH, Le Lay G, Helfer V, Randin C, Guisan A. Evaluating the ability of habitat suitability models to predict species presences. Ecological Modelling 2006;199:142–52.</text:p>
      <text:p text:style-name="Text_20_body">[41] Swets JA. Measuring the accuracy of diagnostic systems. Science 1988;240:1285–93.</text:p>
      <text:p text:style-name="Text_20_body">[42] Fielding AH, Bell JF. A review of methods for the assessment of prediction errors in conservation presence/absence models. Environmental Conservation 1997;24:38–49.</text:p>
      <text:p text:style-name="Text_20_body">[43] Liu C, Newell G, White M. On the selection of thresholds for predicting species occurrence with presence-only data. Ecology and Evolution 2016;6:337–48.</text:p>
      <text:p text:style-name="Text_20_body">[44] Lundgren EJ, Ramp D, Ripple WJ, Wallach AD. Introduced megafauna are rewilding the anthropocene. Ecography 2018;41:857–66.</text:p>
      <text:p text:style-name="Text_20_body">[45] Olson DM, Dinerstein E, Wikramanayake ED, Burgess ND, Powell GV, Underwood EC, et al. Terrestrial ecoregions of the world: A new map of life on eartha new global map of terrestrial ecoregions provides an innovative tool for conserving biodiversity. BioScience 2001;51:933–8.</text:p>
      <text:p text:style-name="Text_20_body">[46] Olson DM, Dinerstein E. The global 200: Priority ecoregions for global conservation. Annals of the Missouri Botanical Garden 2002:199–224.</text:p>
      <text:p text:style-name="Text_20_body">[47] Donlan J. Re-wilding north america. Nature 2005;436:913.</text:p>
      <text:p text:style-name="Text_20_body">[48] Josh Donlan C, Berger J, Bock CE, Bock JH, Burney DA, Estes JA, et al. Pleistocene rewilding: An optimistic agenda for twenty-first century conservation. The American Naturalist 2006;168:660–81.</text:p>
      <text:p text:style-name="Text_20_body">[49] Owen-Smith N. Pleistocene extinctions: The pivotal role of megaherbivores. Paleobiology 1987;13:351–62.</text:p>
      <text:p text:style-name="Text_20_body">[50] Janzen DH, Martin PS. Neotropical anachronisms: The fruits the gomphotheres ate. Science 1982;215:19–27.</text:p>
      <text:p text:style-name="Text_20_body">[51] Laundré JW, Hernández L, Ripple WJ. The landscape of fear: Ecological implications of being afraid. Open Ecology Journal 2010;3:1–7.</text:p>
      <text:p text:style-name="Text_20_body">[52] Linnell JD, Strand O. Interference interactions, co-existence and conservation of mammalian carnivores. Diversity and Distributions 2000;6:169–76.</text:p>
      <text:p text:style-name="Text_20_body">[53] UNEP-WCMC, IUCN. Protected planet: The world database on protected areas (wdpa). UNEP-WCMC; IUCN; 2019.</text:p>
      <text:p text:style-name="Text_20_body">[54] Runge CA, Watson JE, Butchart SH, Hanson JO, Possingham HP, Fuller RA. Protected areas and global conservation of migratory birds. Science 2015;350:1255–8.</text:p>
      <text:p text:style-name="Text_20_body">[55] Jones KR, Venter O, Fuller RA, Allan JR, Maxwell SL, Negret PJ, et al. One-third of global <text:soft-page-break/>protected land is under intense human pressure. Science 2018;360:788–91.</text:p>
      <text:p text:style-name="Text_20_body">[56] Woodroffe R, Ginsberg JR. Edge effects and the extinction of populations inside protected areas. Science 1998;280:2126–8.</text:p>
      <text:p text:style-name="Text_20_body">[57] Chundawat RS, Sharma K, Gogate N, Malik PK, Vanak AT. Size matters: Scale mismatch between space use patterns of tigers and protected area size in a tropical dry forest. Biological Conservation 2016;197:146–53.</text:p>
      <text:p text:style-name="Text_20_body">[58] Eklöf A, Helmus MR, Moore M, Allesina S. Relevance of evolutionary history for food web structure. Proceedings of the Royal Society B: Biological Sciences 2011;279:1588–96.</text:p>
      <text:p text:style-name="Text_20_body">[59] Gray C, Figueroa DH, Hudson LN, Ma A, Perkins D, Woodward G. Joining the dots: An automated method for constructing food webs from compendia of published interactions. Food Webs 2015;5:11–20.</text:p>
      <text:p text:style-name="Text_20_body">[60] Pomeranz JP, Thompson RM, Poisot T, Harding JS. Inferring predator–prey interactions in food webs. Methods in Ecology and Evolution 2019;10:356–67.</text:p>
      <text:p text:style-name="Text_20_body">[61] Williams RJ, Martinez ND. Simple rules yield complex food webs. Nature 2000;404:180.</text:p>
      <text:p text:style-name="Text_20_body">[62] Owen-Smith N, Mills MG. Predator–prey size relationships in an african large-mammal food web. Journal of Animal Ecology 2008;77:173–83.</text:p>
      <text:p text:style-name="Text_20_body">[63] Segura AM, Farina RA, Arim M. Exceptional body sizes but typical trophic structure in a pleistocene food web. Biology Letters 2016;12:20160228.</text:p>
      <text:p text:style-name="Text_20_body">[64] Gravel D, Poisot T, Albouy C, Velez L, Mouillot D. Inferring food web structure from predator–prey body size relationships. Methods in Ecology and Evolution 2013;4:1083–90.</text:p>
      <text:p text:style-name="Text_20_body">[65] Cohen JE. ECOWeB 1.1: Ecologists’ cooperative web bank 2010.</text:p>
      <text:p text:style-name="Text_20_body">[66] Baskerville EB, Dobson AP, Bedford T, Allesina S, Anderson TM, Pascual M. Spatial guilds in the serengeti food web revealed by a bayesian group model. PLoS Computational Biology 2011;7:e1002321.</text:p>
      <text:p text:style-name="Text_20_body">[67] Visser SN de, Freymann BP, Olff H. The serengeti food web: Empirical quantification and analysis of topological changes under increasing human impact. Journal of Animal Ecology 2011;80:484–94.</text:p>
      <text:p text:style-name="Text_20_body">[68] Poelen JH, Simons JD, Mungall CJ. Global biotic interactions: An open infrastructure to share and analyze species-interaction datasets. Ecological Informatics 2014;24:148–59.</text:p>
      <text:p text:style-name="Text_20_body">[69] Le Roux E, Kerley GI, Cromsigt JP. Megaherbivores modify trophic cascades triggered by fear of predation in an african savanna ecosystem. Current Biology 2018;28:2493–9.</text:p>
      <text:p text:style-name="Text_20_body">[70] Carbone C, Mace GM, Roberts SC, Macdonald DW. Energetic constraints on the diet of terrestrial carnivores. Nature 1999;402:286.</text:p>
      <text:p text:style-name="Text_20_body">[71] Zuur A, Ieno EN, Walker N, Saveliev AA, Smith GM. Mixed effects models and extensions <text:soft-page-break/>in ecology with r. Springer Science &amp; Business Media; 2009.</text:p>
      <text:p text:style-name="Text_20_body">[72] Cohen J. Statistical power analysis for the behavioural sciences 1988.</text:p>
      <text:p text:style-name="Text_20_body">[73] Sawilowsky SS. New effect size rules of thumb. Journal of Modern Applied Statistical Methods 2009;8:597–9.</text:p>
      <text:p text:style-name="Text_20_body">[74] Chapron G, Kaczensky P, Linnell JD, Arx M von, Huber D, Andrén H, et al. Recovery of large carnivores in europe’s modern human-dominated landscapes. Science 2014;346:1517–9.</text:p>
      <text:p text:style-name="Text_20_body">[75] Deinet S, Ieronymidou C, McRae L, Burfield IJ, Foppen RP, Collen B, et al. Wildlife comeback in europe: The recovery of selected mammal and bird species 2017.</text:p>
      <text:p text:style-name="Text_20_body">[76] R Core Team. R: A language and environment for statistical computing. Vienna, Austria: R Foundation for Statistical Computing; 2018.</text:p>
      <text:p text:style-name="Text_20_body">[77] Wickham H. The tidyverse. R Package Ver 11 1 2017.</text:p>
      <text:p text:style-name="Text_20_body">[78] Phillips S. Maxnet: Fitting ’maxent’ species distribution models with ’glmnet’. 2017.</text:p>
      <text:p text:style-name="Text_20_body">[79] Hijmans RJ, Phillips S, Leathwick J, Elith J. Dismo: Species distribution modeling. 2017.</text:p>
      <text:p text:style-name="Text_20_body">[80] Pebesma E. Simple Features for R: Standardized Support for Spatial Vector Data. The R Journal 2018;10:439–46. doi:<text:a xlink:type="simple" xlink:href="https://doi.org/10.32614/RJ-2018-009" text:style-name="Internet_20_link" text:visited-style-name="Visited_20_Internet_20_Link"><text:span text:style-name="Definition">10.32614/RJ-2018-009</text:span></text:a>.</text:p>
      <text:p text:style-name="Text_20_body">[81] Hijmans RJ. Raster: Geographic data analysis and modeling. 2019.</text:p>
      <text:p text:style-name="Text_20_body">[82] Tennekes M. tmap: Thematic maps in R. Journal of Statistical Software 2018;84:1–39. doi:<text:a xlink:type="simple" xlink:href="https://doi.org/10.18637/jss.v084.i06" text:style-name="Internet_20_link" text:visited-style-name="Visited_20_Internet_20_Link"><text:span text:style-name="Definition">10.18637/jss.v084.i06</text:span></text:a>.</text:p>
      <text:p text:style-name="Text_20_body">[83] Corporation M, Weston S. DoParallel: Foreach parallel adaptor for the ’parallel’ package. 2018.</text:p>
      <text:p text:style-name="Text_20_body">[84] Microsoft, Weston S. Foreach: Provides foreach looping construct for r. 2017.</text:p>
      <text:p text:style-name="Text_20_body">[85] Lüdecke D, Makowski D, Waggoner P. Performance: Assessment of regression models performance. 2019.</text:p>
      <text:p text:style-name="Text_20_body">[86] Lenth R. Emmeans: Estimated marginal means, aka least-squares means. 2019.</text:p>
      <text:p text:style-name="Text_20_body">[87] Makowski D, Lüdecke D. Estimate: Estimate effects, contrasts and means. 20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wiring food webs via trophic rewilding</dc:title>
    <dc:date>2019-10-28T13:45:05.181992892</dc:date>
    <dc:creator>Berti Emilio</dc:creator>
    <meta:editing-duration>PT16M31S</meta:editing-duration>
    <meta:editing-cycles>4</meta:editing-cycles>
    <meta:generator>LibreOffice/5.2.7.2$Linux_X86_64 LibreOffice_project/20m0$Build-2</meta:generator>
    <meta:document-statistic meta:table-count="0" meta:image-count="0" meta:object-count="11" meta:page-count="14" meta:paragraph-count="133" meta:word-count="6023" meta:character-count="41393" meta:non-whitespace-character-count="35567"/>
  </office:meta>
</office:document-meta>
</file>

<file path=Formula-0/content.xml><?xml version="1.0" encoding="utf-8"?>
<math xmlns="http://www.w3.org/1998/Math/MathML" display="inline">
  <msup>
    <mi/>
    <mrow>
      <mn>1</mn>
      <mo>,</mo>
      <mn>2</mn>
      <mo>,</mo>
      <mo>*</mo>
    </mrow>
  </msup>
</math>
</file>

<file path=Formula-1/content.xml><?xml version="1.0" encoding="utf-8"?>
<math xmlns="http://www.w3.org/1998/Math/MathML" display="inline">
  <msup>
    <mi/>
    <mrow>
      <mn>1</mn>
      <mo>,</mo>
      <mn>2</mn>
    </mrow>
  </msup>
</math>
</file>

<file path=Formula-10/content.xml><?xml version="1.0" encoding="utf-8"?>
<math xmlns="http://www.w3.org/1998/Math/MathML" display="inline">
  <mo>≃</mo>
</math>
</file>

<file path=Formula-2/content.xml><?xml version="1.0" encoding="utf-8"?>
<math xmlns="http://www.w3.org/1998/Math/MathML" display="inline">
  <msup>
    <mi/>
    <mrow>
      <mn>1</mn>
      <mo>,</mo>
      <mn>2</mn>
    </mrow>
  </msup>
</math>
</file>

<file path=Formula-3/content.xml><?xml version="1.0" encoding="utf-8"?>
<math xmlns="http://www.w3.org/1998/Math/MathML" display="inline">
  <msup>
    <mi/>
    <mn>1</mn>
  </msup>
</math>
</file>

<file path=Formula-4/content.xml><?xml version="1.0" encoding="utf-8"?>
<math xmlns="http://www.w3.org/1998/Math/MathML" display="inline">
  <msup>
    <mi/>
    <mn>2</mn>
  </msup>
</math>
</file>

<file path=Formula-5/content.xml><?xml version="1.0" encoding="utf-8"?>
<math xmlns="http://www.w3.org/1998/Math/MathML" display="inline">
  <msup>
    <mi/>
    <mo>*</mo>
  </msup>
</math>
</file>

<file path=Formula-6/content.xml><?xml version="1.0" encoding="utf-8"?>
<math xmlns="http://www.w3.org/1998/Math/MathML" display="inline">
  <mrow>
    <mi>d</mi>
    <mo>=</mo>
    <mfrac>
      <mrow>
        <msub>
          <mover>
            <mi>x</mi>
            <mo accent="true">‾</mo>
          </mover>
          <mi>i</mi>
        </msub>
        <mo>−</mo>
        <msub>
          <mover>
            <mi>x</mi>
            <mo accent="true">‾</mo>
          </mover>
          <mi>j</mi>
        </msub>
      </mrow>
      <msub>
        <mi>s</mi>
        <mrow>
          <mi>i</mi>
          <mi>j</mi>
        </mrow>
      </msub>
    </mfrac>
  </mrow>
</math>
</file>

<file path=Formula-7/content.xml><?xml version="1.0" encoding="utf-8"?>
<math xmlns="http://www.w3.org/1998/Math/MathML" display="inline">
  <msub>
    <mover>
      <mi>x</mi>
      <mo accent="true">‾</mo>
    </mover>
    <mi>i</mi>
  </msub>
</math>
</file>

<file path=Formula-8/content.xml><?xml version="1.0" encoding="utf-8"?>
<math xmlns="http://www.w3.org/1998/Math/MathML" display="inline">
  <msub>
    <mover>
      <mi>x</mi>
      <mo accent="true">‾</mo>
    </mover>
    <mi>j</mi>
  </msub>
</math>
</file>

<file path=Formula-9/content.xml><?xml version="1.0" encoding="utf-8"?>
<math xmlns="http://www.w3.org/1998/Math/MathML" display="inline">
  <msub>
    <mi>s</mi>
    <mrow>
      <mi>i</mi>
      <mi>j</mi>
    </mrow>
  </msub>
</math>
</file>